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93cm"/>
    </style:style>
    <style:style style:name="co4" style:family="table-column">
      <style:table-column-properties fo:break-before="auto" style:column-width="14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eature</text:p>
          </table:table-cell>
          <table:table-cell office:value-type="string">
            <text:p>Tasks</text:p>
          </table:table-cell>
        </table:table-row>
        <table:table-row table:style-name="ro1">
          <table:table-cell office:value-type="string">
            <text:p>Single Integrated Modelling Environment for objects and processes</text:p>
          </table:table-cell>
          <table:table-cell office:value-type="string">
            <text:p>UML Class diagrams port to Papyrus</text:p>
          </table:table-cell>
        </table:table-row>
        <table:table-row table:style-name="ro1">
          <table:table-cell/>
          <table:table-cell office:value-type="string">
            <text:p>UML State Machine port to Papyrus</text:p>
          </table:table-cell>
        </table:table-row>
        <table:table-row table:style-name="ro1">
          <table:table-cell/>
          <table:table-cell office:value-type="string">
            <text:p>UML Activities port to Papyrus</text:p>
          </table:table-cell>
        </table:table-row>
        <table:table-row table:style-name="ro1">
          <table:table-cell/>
          <table:table-cell office:value-type="string">
            <text:p>UML Composite Structures</text:p>
          </table:table-cell>
        </table:table-row>
        <table:table-row table:style-name="ro1">
          <table:table-cell/>
          <table:table-cell office:value-type="string">
            <text:p>User Interface Modelling</text:p>
          </table:table-cell>
        </table:table-row>
        <table:table-row table:style-name="ro1">
          <table:table-cell/>
          <table:table-cell office:value-type="string">
            <text:p>BPMN Modelling</text:p>
          </table:table-cell>
        </table:table-row>
        <table:table-row table:style-name="ro1">
          <table:table-cell office:value-type="string">
            <text:p>Ergonomically designed modelling environment</text:p>
          </table:table-cell>
          <table:table-cell office:value-type="string">
            <text:p>Look at transformation of modelling elements</text:p>
          </table:table-cell>
        </table:table-row>
        <table:table-row table:style-name="ro1">
          <table:table-cell/>
          <table:table-cell office:value-type="string">
            <text:p>Drag and drop operations and behaviors to diagra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eployed Artefacts are automatically and incrementally synchronized with models – no deployment step or code generation step</text:p>
          </table:table-cell>
          <table:table-cell office:value-type="string">
            <text:p>Complete tinker persistence to allow for more redeployment flexibility and shorter startup time</text:p>
          </table:table-cell>
        </table:table-row>
        <table:table-row table:style-name="ro1">
          <table:table-cell/>
          <table:table-cell office:value-type="string">
            <text:p>Integration with RunJettyRun to ensure classes are kept in sync</text:p>
          </table:table-cell>
        </table:table-row>
        <table:table-row table:style-name="ro1">
          <table:table-cell/>
          <table:table-cell office:value-type="string">
            <text:p>Implement tinker persistence for process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lows for agile development and test driven development with frequent releases and process migration</text:p>
          </table:table-cell>
          <table:table-cell office:value-type="string">
            <text:p>Generate tests for behaviors too</text:p>
          </table:table-cell>
        </table:table-row>
        <table:table-row table:style-name="ro1">
          <table:table-cell/>
          <table:table-cell office:value-type="string">
            <text:p>Finish of migration code</text:p>
          </table:table-cell>
        </table:table-row>
        <table:table-row table:style-name="ro1">
          <table:table-cell/>
          <table:table-cell office:value-type="string">
            <text:p>First throw all exceptions before commenc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ser Interfaces tie in directly with processes and entities</text:p>
          </table:table-cell>
          <table:table-cell office:value-type="string">
            <text:p>navigability from entities/states/tasks/processes to ui</text:p>
          </table:table-cell>
        </table:table-row>
        <table:table-row table:style-name="ro1">
          <table:table-cell/>
          <table:table-cell office:value-type="string">
            <text:p>Automatic generation of ui</text:p>
          </table:table-cell>
        </table:table-row>
        <table:table-row table:style-name="ro1">
          <table:table-cell/>
          <table:table-cell office:value-type="string">
            <text:p>Port diagrams to Papyru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User Interface can be modified on the fly</text:p>
          </table:table-cell>
          <table:table-cell office:value-type="string">
            <text:p>Deploy models with code</text:p>
          </table:table-cell>
        </table:table-row>
        <table:table-row table:style-name="ro1">
          <table:table-cell/>
          <table:table-cell office:value-type="string">
            <text:p>Remote Service to update models</text:p>
          </table:table-cell>
        </table:table-row>
        <table:table-row table:style-name="ro1">
          <table:table-cell office:value-type="string">
            <text:p>User Interface displayed in interactive HTML5 based UI</text:p>
          </table:table-cell>
          <table:table-cell office:value-type="string">
            <text:p>Interpret UI at runtime to generate JSF trees</text:p>
          </table:table-cell>
        </table:table-row>
        <table:table-row table:style-name="ro1">
          <table:table-cell/>
          <table:table-cell office:value-type="string">
            <text:p>Call Session objects directly to determine state of tree, i.e. little or no 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 implementation of Class diagram, Activity and StateMachine semantics</text:p>
          </table:table-cell>
          <table:table-cell office:value-type="string">
            <text:p>Implement actions as classes with contextual expression always on process to ensure ocl validity</text:p>
          </table:table-cell>
        </table:table-row>
        <table:table-row table:style-name="ro1">
          <table:table-cell/>
          <table:table-cell office:value-type="string">
            <text:p>Implement the token idea</text:p>
          </table:table-cell>
        </table:table-row>
        <table:table-row table:style-name="ro1">
          <table:table-cell/>
          <table:table-cell office:value-type="string">
            <text:p>Implement states as classes with contextual expressions always on statemach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LAP visibility into both core business data as well as performance data</text:p>
          </table:table-cell>
          <table:table-cell office:value-type="string">
            <text:p>Automatic generation of cubes xml</text:p>
          </table:table-cell>
        </table:table-row>
        <table:table-row table:style-name="ro1">
          <table:table-cell/>
          <table:table-cell office:value-type="string">
            <text:p>Integration with Saiku from JSF</text:p>
          </table:table-cell>
        </table:table-row>
        <table:table-row table:style-name="ro1">
          <table:table-cell/>
          <table:table-cell office:value-type="string">
            <text:p>Trickle feed from runtime Tinker db to historical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 hoc task management/case management with seamless transition and traceability from predictive processes and adaptive task management</text:p>
          </table:table-cell>
          <table:table-cell office:value-type="string">
            <text:p>Work done always against Current task </text:p>
          </table:table-cell>
        </table:table-row>
        <table:table-row table:style-name="ro1">
          <table:table-cell/>
          <table:table-cell office:value-type="string">
            <text:p>Subtasks and processes automatically linked, with relationship type (wait for completion to continue, wait for completion to complete, etc,, request and forget)</text:p>
          </table:table-cell>
        </table:table-row>
        <table:table-row table:style-name="ro1">
          <table:table-cell/>
          <table:table-cell office:value-type="string">
            <text:p>Lifecycle of tasks</text:p>
          </table:table-cell>
        </table:table-row>
        <table:table-row table:style-name="ro1">
          <table:table-cell/>
          <table:table-cell office:value-type="string">
            <text:p>Lifecycle of processes</text:p>
          </table:table-cell>
        </table:table-row>
        <table:table-row table:style-name="ro1">
          <table:table-cell/>
          <table:table-cell office:value-type="string">
            <text:p>Lifecycle of business service invocations</text:p>
          </table:table-cell>
        </table:table-row>
        <table:table-row table:style-name="ro1">
          <table:table-cell office:value-type="string">
            <text:p>Extensive support for timed events and asynchronous events</text:p>
          </table:table-cell>
          <table:table-cell office:value-type="string">
            <text:p>Implement events for Tinker</text:p>
          </table:table-cell>
        </table:table-row>
        <table:table-row table:style-name="ro1">
          <table:table-cell/>
          <table:table-cell office:value-type="string">
            <text:p>Test event implementation on Hibern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luggable persistence with Hibernate (supporting almost all relational databases) or faster graph databases</text:p>
          </table:table-cell>
          <table:table-cell office:value-type="string">
            <text:p>Develop tests to run on both implementations</text:p>
          </table:table-cell>
        </table:table-row>
        <table:table-row table:style-name="ro1">
          <table:table-cell/>
          <table:table-cell office:value-type="string">
            <text:p>Implement the Persistence interfaces for Tink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ntegration with Social Network sites for user names (Google, Linked In, Facebook,Twitter) and scheduling of <text:s/>significant evens (Google Calendar)</text:p>
          </table:table-cell>
          <table:table-cell office:value-type="string">
            <text:p>Implement logins</text:p>
          </table:table-cell>
        </table:table-row>
        <table:table-row table:style-name="ro1">
          <table:table-cell/>
          <table:table-cell office:value-type="string">
            <text:p>Automate the process of creating a user profile (default roles, request additional roles)</text:p>
          </table:table-cell>
        </table:table-row>
        <table:table-row table:style-name="ro1">
          <table:table-cell/>
          <table:table-cell office:value-type="string">
            <text:p>Schedule completion dates on calendar</text:p>
          </table:table-cell>
        </table:table-row>
        <table:table-row table:style-name="ro1">
          <table:table-cell/>
          <table:table-cell office:value-type="string">
            <text:p>Schedule meeting events (timeevents or tasks?) on calend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ell defined contracts on business unit boundaries, though implementation independent</text:p>
          </table:table-cell>
          <table:table-cell office:value-type="string">
            <text:p>Implement dynamic resolution of business service instance</text:p>
          </table:table-cell>
        </table:table-row>
        <table:table-row table:style-name="ro1">
          <table:table-cell/>
          <table:table-cell office:value-type="string">
            <text:p>Make outgoing ports available to roles connected to them. NB!!!! Do not give users access to a component's full contract.</text:p>
          </table:table-cell>
        </table:table-row>
        <table:table-row table:style-name="ro1">
          <table:table-cell/>
          <table:table-cell office:value-type="string">
            <text:p>Delegate incoming ports to appropriate process or role selection</text:p>
          </table:table-cell>
        </table:table-row>
        <table:table-row table:style-name="ro1">
          <table:table-cell/>
          <table:table-cell office:value-type="string">
            <text:p>Define business owner on incoming por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ood for networks of business components</text:p>
          </table:table-cell>
          <table:table-cell office:value-type="string">
            <text:p>Implement connectors</text:p>
          </table:table-cell>
        </table:table-row>
        <table:table-row table:style-name="ro1">
          <table:table-cell/>
          <table:table-cell office:value-type="string">
            <text:p>Implement multi-instance components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Hosting ready</text:p>
          </table:table-cell>
          <table:table-cell office:value-type="string">
            <text:p>Automated Remote Deployment-include deployment in pom</text:p>
          </table:table-cell>
        </table:table-row>
        <table:table-row table:style-name="ro1">
          <table:table-cell/>
          <table:table-cell office:value-type="string">
            <text:p>Direct deployment of visual artifac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Highly extensible</text:p>
          </table:table-cell>
          <table:table-cell office:value-type="string">
            <text:p>Generate both Maven and Eclipse plugin with example transformations and library</text:p>
          </table:table-cell>
        </table:table-row>
        <table:table-row table:style-name="ro1">
          <table:table-cell/>
          <table:table-cell office:value-type="string">
            <text:p>Automatically create a run configuration that uses </text:p>
          </table:table-cell>
        </table:table-row>
        <table:table-row table:style-name="ro1">
          <table:table-cell/>
          <table:table-cell office:value-type="string">
            <text:p>Use tyco to allow the execution during build proc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verage existing databases</text:p>
          </table:table-cell>
          <table:table-cell office:value-type="string">
            <text:p>Implement composite primary keys</text:p>
          </table:table-cell>
        </table:table-row>
        <table:table-row table:style-name="ro1">
          <table:table-cell/>
          <table:table-cell office:value-type="string">
            <text:p>Implement non-long primary keys</text:p>
          </table:table-cell>
        </table:table-row>
        <table:table-row table:style-name="ro1">
          <table:table-cell/>
          <table:table-cell office:value-type="string">
            <text:p>Navigate to entity from table</text:p>
          </table:table-cell>
        </table:table-row>
        <table:table-row table:style-name="ro1">
          <table:table-cell/>
          <table:table-cell office:value-type="string">
            <text:p>update database from eclipse</text:p>
          </table:table-cell>
        </table:table-row>
        <table:table-row table:style-name="ro1">
          <table:table-cell office:value-type="string">
            <text:p>Leverage existing JPA projects</text:p>
          </table:table-cell>
          <table:table-cell office:value-type="string">
            <text:p>Navigate to uml entity from Java entit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Facilitates reuse</text:p>
          </table:table-cell>
          <table:table-cell office:value-type="string">
            <text:p>Kickstart the development of library projects</text:p>
          </table:table-cell>
        </table:table-row>
        <table:table-row table:style-name="ro1">
          <table:table-cell/>
          <table:table-cell office:value-type="string">
            <text:p>Include user interfaces in library project, generate uri mappings in plugin</text:p>
          </table:table-cell>
        </table:table-row>
        <table:table-row table:style-name="ro1">
          <table:table-cell/>
          <table:table-cell office:value-type="string">
            <text:p>Let model execution environment resolve referenced components at runtime</text:p>
          </table:table-cell>
        </table:table-row>
        <table:table-row table:style-name="ro1">
          <table:table-cell/>
          <table:table-cell office:value-type="string">
            <text:p>Maybe have some repository of available runtime components – create an eclipse plugin to resolve importable libraries at development time</text:p>
          </table:table-cell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Vision</text:p>
          </table:table-cell>
          <table:table-cell office:value-type="string">
            <text:p>Goals</text:p>
          </table:table-cell>
        </table:table-row>
        <table:table-row table:style-name="ro1">
          <table:table-cell office:value-type="string">
            <text:p>To become the number one enabler of micro to small businesses</text:p>
          </table:table-cell>
          <table:table-cell office:value-type="string">
            <text:p>Lower the bariers of entry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2011/12/10</text:date>, <text:time>09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pie </meta:initial-creator>
    <meta:creation-date>2011-12-06T17:06:39</meta:creation-date>
    <dc:date>2011-12-10T09:28:44</dc:date>
    <dc:creator>Ampie </dc:creator>
    <meta:editing-duration>PT56H27M18S</meta:editing-duration>
    <meta:editing-cycles>9</meta:editing-cycles>
    <meta:generator>OpenOffice.org/3.2$Unix OpenOffice.org_project/320m19$Build-9505</meta:generator>
    <meta:document-statistic meta:table-count="3" meta:cell-count="86" meta:object-count="0"/>
  </office:meta>
</office:document-meta>
</file>